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T17" style:parent-style-name="Standardnípísmoodstavce" style:family="text">
      <style:text-properties style:font-name-complex="Calibri" style:font-size-complex="11.5pt"/>
    </style:style>
    <style:style style:name="P1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19" style:parent-style-name="Standardnípísmoodstavce" style:family="text">
      <style:text-properties style:font-name-complex="Calibri" style:font-size-complex="11.5pt"/>
    </style:style>
    <style:style style:name="T20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21" style:parent-style-name="Standardnípísmoodstavce" style:family="text">
      <style:text-properties style:font-name-complex="Calibri" style:font-size-complex="11.5pt"/>
    </style:style>
    <style:style style:name="T22" style:parent-style-name="Standardnípísmoodstavce" style:family="text">
      <style:text-properties style:font-name-complex="Calibri" style:font-size-complex="11.5pt"/>
    </style:style>
    <style:style style:name="T23" style:parent-style-name="Hypertextovýodkaz" style:family="text">
      <style:text-properties style:font-name-complex="Calibri" style:font-size-complex="11.5pt"/>
    </style:style>
    <style:style style:name="T24" style:parent-style-name="Standardnípísmoodstavce" style:family="text">
      <style:text-properties style:font-name-complex="Calibri" style:font-size-complex="11.5pt"/>
    </style:style>
    <style:style style:name="T25" style:parent-style-name="Standardnípísmoodstavce" style:family="text">
      <style:text-properties style:font-name-complex="Calibri" style:font-size-complex="11.5pt"/>
    </style:style>
    <style:style style:name="T26" style:parent-style-name="Standardnípísmoodstavce" style:family="text">
      <style:text-properties style:font-name-complex="Calibri" style:font-size-complex="11.5pt"/>
    </style:style>
    <style:style style:name="T27" style:parent-style-name="Hypertextovýodkaz" style:family="text">
      <style:text-properties style:font-name-complex="Calibri" style:font-size-complex="11.5pt"/>
    </style:style>
    <style:style style:name="T28" style:parent-style-name="Hypertextovýodkaz" style:family="text">
      <style:text-properties style:font-name-complex="Calibri" style:font-size-complex="11.5pt"/>
    </style:style>
    <style:style style:name="T29" style:parent-style-name="Standardnípísmoodstavce" style:family="text">
      <style:text-properties style:font-name-complex="Calibri" style:font-size-complex="11.5pt"/>
    </style:style>
    <style:style style:name="T30" style:parent-style-name="Standardnípísmoodstavce" style:family="text">
      <style:text-properties style:font-name-complex="Calibri" style:font-size-complex="11.5pt"/>
    </style:style>
    <style:style style:name="T31" style:parent-style-name="Standardnípísmoodstavce" style:family="text">
      <style:text-properties style:font-name-complex="Calibri" style:font-size-complex="11.5pt"/>
    </style:style>
    <style:style style:name="T32" style:parent-style-name="Standardnípísmoodstavce" style:family="text">
      <style:text-properties style:font-name-complex="Calibri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61/2020<text:bookmark-end text:name="Text14"/></text:p>
            <text:p text:style-name="Normální">KVOP-49145/2020<text:bookmark-end text:name="Text2"/></text:p>
            <text:p text:style-name="Normální"><text:bookmark-start text:name="Text6"/>23. 11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J<text:bookmark-end text:name="Text9"/>. P.</text:p>
            <text:p text:style-name="Normální"/>
            <text:p text:style-name="Normální"/>
            <text:p text:style-name="Normální"/>
            <text:p text:style-name="P16">ID DS: uddhq3y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Základnítext">Vážený pane P.,</text:p>
      <text:p text:style-name="Základnítext">dne 13. 11. 2020 byla do Kanceláře veřejného ochránce práv doručena Vaše žádost o „přeposlání obou dílů stanovisek vop k vezenstvi“. Zároveň jste požádal o zaslání knižní podoby na adresu:<text:s/>XXX</text:p>
      <text:p text:style-name="Základnítext"><text:span text:style-name="T17">zaslání Sborníku stanovisek veřejného ochránce práv Vězeňství II.</text:span></text:p>
      <text:p text:style-name="P18"><text:span text:style-name="T19">Ve smyslu zákona o svobodném přístupu k informacím,<text:s/></text:span><text:span text:style-name="T20">Vám k Vaší žádosti poskytuji tyto informace:<text:s/></text:span></text:p>
      <text:p text:style-name="Základnítext"><text:span text:style-name="T21">Sborník stanovisek veřejného ochránce práv Vězeňství z roku 2010, dostupn</text:span><text:span text:style-name="T22">ý zde:<text:s/></text:span><text:a xlink:href="https://www.ochrance.cz/fileadmin/user_upload/Publikace/sborniky_stanoviska/Sbornik_Vezenstvi.pdf" office:target-frame-name="_top" xlink:show="replace"><text:span text:style-name="T23">https://www.ochrance.cz/fileadmin/user_upload/Publikace/sborniky_stanoviska/Sbornik_Vezenstvi.pdf</text:span></text:a><text:span text:style-name="T24"><text:s/>.</text:span></text:p>
      <text:p text:style-name="Základnítext"><text:span text:style-name="T25">Sborník stanovisek veřejného<text:s/></text:span><text:span text:style-name="T26">ochránce práv Vězeňství II z roku 2019, dostupný zde:<text:s/></text:span><text:a xlink:href="https://www.ochrance.cz/fileadmin/user_upload/Publikace/sborniky_stanoviska/Sbornik_Vezenstvi_II.pdf" office:target-frame-name="_top" xlink:show="replace"><text:span text:style-name="T27">https://www.ochrance.cz/fileadmin/user_upload/Publikace/sborniky_stanoviska/Sbornik_</text:span><text:span text:style-name="T28">Vezenstvi_II.pdf</text:span></text:a><text:span text:style-name="T29"><text:s/>.</text:span></text:p>
      <text:p text:style-name="Základnítext"><text:span text:style-name="T30">Pana<text:s/></text:span><text:span text:style-name="T31">X</text:span><text:span text:style-name="T32"><text:s/>budeme kontaktovat samostatným dopisem.</text:span></text:p>
      <text:p text:style-name="podpis"/>
      <text:p text:style-name="podpis"/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>
        <style:tab-stops>
          <style:tab-stop style:type="left" style:position="3.2034in"/>
        </style:tab-stops>
      </style:paragraph-properties>
      <style:text-properties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XNCN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14T10:39:00Z</meta:creation-date>
    <dc:date>2021-01-14T10:48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2" meta:character-count="1260" meta:row-count="9" meta:non-whitespace-character-count="1080"/>
  </office:meta>
</office:document-meta>
</file>